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2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  <style:text-properties fo:color="#00ff00" fo:font-size="12pt" style:font-size-asian="12pt" style:font-size-complex="12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  <style:text-properties fo:color="#ff0000" fo:font-size="12pt" style:font-size-asian="12pt" style:font-size-complex="12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5in" style:auto-text-indent="false" style:writing-mode="lr-tb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9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5in" style:auto-text-indent="false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5in" style:auto-text-indent="false" style:writing-mode="lr-tb"/>
      <style:text-properties fo:color="#ff0000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  <style:text-properties fo:color="#ff00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style:font-size-asian="12pt" style:font-size-complex="12pt"/>
    </style:style>
    <style:style style:name="T3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Introdução</text:span><text:span text:style-name="T1">.</text:span></text:p>
      <text:p text:style-name="P2"/>
      <text:p text:style-name="P1"><text:span text:style-name="T1"><text:tab/></text:span><text:span text:style-name="T1">Doador</text:span><text:span text:style-name="T1"> </text:span><text:span text:style-name="T1">de</text:span><text:span text:style-name="T1"> </text:span><text:span text:style-name="T1">sangue</text:span><text:span text:style-name="T1"> </text:span><text:span text:style-name="T1">é</text:span><text:span text:style-name="T1"> </text:span><text:span text:style-name="T1">o</text:span><text:span text:style-name="T1"> </text:span><text:span text:style-name="T1">individuo</text:span><text:span text:style-name="T1"> </text:span><text:span text:style-name="T1">que</text:span><text:span text:style-name="T1"> </text:span><text:span text:style-name="T1">se</text:span><text:span text:style-name="T1"> </text:span><text:span text:style-name="T1">voluntária</text:span><text:span text:style-name="T1"> </text:span><text:span text:style-name="T1">para</text:span><text:span text:style-name="T1"> </text:span><text:span text:style-name="T1">que</text:span><text:span text:style-name="T1"> </text:span><text:span text:style-name="T1">seja</text:span><text:span text:style-name="T1"> </text:span><text:span text:style-name="T1">feita</text:span><text:span text:style-name="T1"> </text:span><text:span text:style-name="T1">e</text:span><text:span text:style-name="T1"> </text:span><text:span text:style-name="T1">extração</text:span><text:span text:style-name="T1"> </text:span><text:span text:style-name="T1">de</text:span><text:span text:style-name="T1"> </text:span><text:span text:style-name="T1">seu</text:span><text:span text:style-name="T1"> </text:span><text:span text:style-name="T1">sangue</text:span><text:span text:style-name="T1"> </text:span><text:span text:style-name="T1">para</text:span><text:span text:style-name="T1"> </text:span><text:span text:style-name="T1">que</text:span><text:span text:style-name="T1"> </text:span><text:span text:style-name="T1">este</text:span><text:span text:style-name="T1"> </text:span><text:span text:style-name="T1">seja</text:span><text:span text:style-name="T1"> </text:span><text:span text:style-name="T1">utilizado</text:span><text:span text:style-name="T1"> </text:span><text:span text:style-name="T1">no</text:span><text:span text:style-name="T1"> </text:span><text:span text:style-name="T1">futuro</text:span><text:span text:style-name="T1"> </text:span><text:span text:style-name="T1">em</text:span><text:span text:style-name="T1"> </text:span><text:span text:style-name="T1">individuo</text:span><text:span text:style-name="T1"> </text:span><text:span text:style-name="T1">especificado</text:span><text:span text:style-name="T1"> </text:span><text:span text:style-name="T1">por</text:span><text:span text:style-name="T1"> </text:span><text:span text:style-name="T1">esse</text:span><text:span text:style-name="T1"> </text:span><text:span text:style-name="T1">ou</text:span><text:span text:style-name="T1"> </text:span><text:span text:style-name="T1">quando</text:span><text:span text:style-name="T1"> </text:span><text:span text:style-name="T1">surgir</text:span><text:span text:style-name="T1"> </text:span><text:span text:style-name="T1">a</text:span><text:span text:style-name="T1"> </text:span><text:span text:style-name="T1">necessidade</text:span><text:span text:style-name="T1">. </text:span></text:p>
      <text:p text:style-name="P3"><text:span text:style-name="T1">Como</text:span><text:span text:style-name="T1"> </text:span><text:span text:style-name="T1">sangue</text:span><text:span text:style-name="T1"> </text:span><text:span text:style-name="T1">não</text:span><text:span text:style-name="T1"> </text:span><text:span text:style-name="T1">se</text:span><text:span text:style-name="T1"> </text:span><text:span text:style-name="T1">fabrica</text:span><text:span text:style-name="T1"> </text:span><text:span text:style-name="T1">artificialmente</text:span><text:span text:style-name="T1"> </text:span><text:span text:style-name="T1">se</text:span><text:span text:style-name="T1"> </text:span><text:span text:style-name="T1">faz</text:span><text:span text:style-name="T1"> </text:span><text:span text:style-name="T1">necessária</text:span><text:span text:style-name="T1"> </text:span><text:span text:style-name="T1">a</text:span><text:span text:style-name="T1"> </text:span><text:span text:style-name="T1">colaboração</text:span><text:span text:style-name="T1"> </text:span><text:span text:style-name="T1">de</text:span><text:span text:style-name="T1"> </text:span><text:span text:style-name="T1">doadores</text:span><text:span text:style-name="T1">, </text:span><text:span text:style-name="T1">pois</text:span><text:span text:style-name="T1"> </text:span><text:span text:style-name="T1">a</text:span><text:span text:style-name="T1"> </text:span><text:span text:style-name="T1">única</text:span><text:span text:style-name="T1"> </text:span><text:span text:style-name="T1">fonte</text:span><text:span text:style-name="T1"> </text:span><text:span text:style-name="T1">para</text:span><text:span text:style-name="T1"> </text:span><text:span text:style-name="T1">esse</text:span><text:span text:style-name="T1"> </text:span><text:span text:style-name="T1">material</text:span><text:span text:style-name="T1"> </text:span><text:span text:style-name="T1">é</text:span><text:span text:style-name="T1"> </text:span><text:span text:style-name="T1">um</text:span><text:span text:style-name="T1"> </text:span><text:span text:style-name="T1">individuo</text:span><text:span text:style-name="T1"> </text:span><text:span text:style-name="T1">doador</text:span><text:span text:style-name="T1">, </text:span><text:span text:style-name="T1">no</text:span><text:span text:style-name="T1"> </text:span><text:span text:style-name="T1">Brasil</text:span><text:span text:style-name="T1"> </text:span><text:span text:style-name="T1">a</text:span><text:span text:style-name="T1"> </text:span><text:span text:style-name="T1">coleta</text:span><text:span text:style-name="T1">, </text:span><text:span text:style-name="T1">armazenamento</text:span><text:span text:style-name="T1"> </text:span><text:span text:style-name="T1">e</text:span><text:span text:style-name="T1"> </text:span><text:span text:style-name="T1">gerenciamento</text:span><text:span text:style-name="T1"> </text:span><text:span text:style-name="T1">do</text:span><text:span text:style-name="T1"> </text:span><text:span text:style-name="T1">sangue</text:span><text:span text:style-name="T1"> </text:span><text:span text:style-name="T1">é</text:span><text:span text:style-name="T1"> </text:span><text:span text:style-name="T1">feito</text:span><text:span text:style-name="T1"> </text:span><text:span text:style-name="T1">por</text:span><text:span text:style-name="T1"> </text:span><text:span text:style-name="T1">Hemocentros</text:span><text:span text:style-name="T1">, </text:span><text:span text:style-name="T1">Hospitais</text:span><text:span text:style-name="T1">, </text:span><text:span text:style-name="T1">Postos</text:span><text:span text:style-name="T1"> </text:span><text:span text:style-name="T1">de</text:span><text:span text:style-name="T1"> </text:span><text:span text:style-name="T1">Saúde</text:span><text:span text:style-name="T1">, </text:span><text:span text:style-name="T1">sejam</text:span><text:span text:style-name="T1"> </text:span><text:span text:style-name="T1">estas</text:span><text:span text:style-name="T1"> </text:span><text:span text:style-name="T1">de</text:span><text:span text:style-name="T1"> </text:span><text:span text:style-name="T1">âmbito</text:span><text:span text:style-name="T1"> </text:span><text:span text:style-name="T1">federal</text:span><text:span text:style-name="T1">, </text:span><text:span text:style-name="T1">estadual</text:span><text:span text:style-name="T1"> </text:span><text:span text:style-name="T1">ou</text:span><text:span text:style-name="T1"> </text:span><text:span text:style-name="T1">local</text:span><text:span text:style-name="T1">.<text:tab/></text:span></text:p>
      <text:p text:style-name="P3"><text:span text:style-name="T1">Para</text:span><text:span text:style-name="T1"> </text:span><text:span text:style-name="T1">se</text:span><text:span text:style-name="T1"> </text:span><text:span text:style-name="T1">doar</text:span><text:span text:style-name="T1"> </text:span><text:span text:style-name="T1">sangue</text:span><text:span text:style-name="T1"> </text:span><text:span text:style-name="T1">é</text:span><text:span text:style-name="T1"> </text:span><text:span text:style-name="T1">necessário</text:span><text:span text:style-name="T1"> </text:span><text:span text:style-name="T1">fazer</text:span><text:span text:style-name="T1"> </text:span><text:span text:style-name="T1">um</text:span><text:span text:style-name="T1"> </text:span><text:span text:style-name="T1">cadastro</text:span><text:span text:style-name="T1"> </text:span><text:span text:style-name="T1">previamente</text:span><text:span text:style-name="T1">, </text:span><text:span text:style-name="T1">exames</text:span><text:span text:style-name="T1"> </text:span><text:span text:style-name="T1">para</text:span><text:span text:style-name="T1"> </text:span><text:span text:style-name="T1">anemia</text:span><text:span text:style-name="T1"> </text:span><text:span text:style-name="T1">e</text:span><text:span text:style-name="T1"> </text:span><text:span text:style-name="T1">uma</text:span><text:span text:style-name="T1"> </text:span><text:span text:style-name="T1">serie</text:span><text:span text:style-name="T1"> </text:span><text:span text:style-name="T1">de</text:span><text:span text:style-name="T1"> </text:span><text:span text:style-name="T1">aflições</text:span><text:span text:style-name="T1"> </text:span><text:span text:style-name="T1">que</text:span><text:span text:style-name="T1"> </text:span><text:span text:style-name="T1">se</text:span><text:span text:style-name="T1"> </text:span><text:span text:style-name="T1">atestado</text:span><text:span text:style-name="T1"> </text:span><text:span text:style-name="T1">positivos</text:span><text:span text:style-name="T1"> </text:span><text:span text:style-name="T1">resultariam</text:span><text:span text:style-name="T1"> </text:span><text:span text:style-name="T1">na</text:span><text:span text:style-name="T1"> </text:span><text:span text:style-name="T1">desclassificação</text:span><text:span text:style-name="T1"> </text:span><text:span text:style-name="T1">do</text:span><text:span text:style-name="T1"> </text:span><text:span text:style-name="T1">voluntário</text:span><text:span text:style-name="T1"> </text:span><text:span text:style-name="T1">como</text:span><text:span text:style-name="T1"> </text:span><text:span text:style-name="T1">doador</text:span><text:span text:style-name="T1"> </text:span><text:span text:style-name="T1">seja</text:span><text:span text:style-name="T1"> </text:span><text:span text:style-name="T1">em</text:span><text:span text:style-name="T1"> </text:span><text:span text:style-name="T1">caráter</text:span><text:span text:style-name="T1"> </text:span><text:span text:style-name="T1">temporário</text:span><text:span text:style-name="T1"> </text:span><text:span text:style-name="T1">ou</text:span><text:span text:style-name="T1"> </text:span><text:span text:style-name="T1">permanente</text:span><text:span text:style-name="T1">.</text:span></text:p>
      <text:p text:style-name="P3"><text:span text:style-name="T1">Atualmente</text:span><text:span text:style-name="T1"> </text:span><text:span text:style-name="T1">o</text:span><text:span text:style-name="T1"> </text:span><text:span text:style-name="T1">controle</text:span><text:span text:style-name="T1"> </text:span><text:span text:style-name="T1">destes</text:span><text:span text:style-name="T1"> </text:span><text:span text:style-name="T1">voluntários</text:span><text:span text:style-name="T1"> </text:span><text:span text:style-name="T1">é</text:span><text:span text:style-name="T1"> </text:span><text:span text:style-name="T1">feito</text:span><text:span text:style-name="T1"> </text:span><text:span text:style-name="T1">por</text:span><text:span text:style-name="T1"> </text:span><text:span text:style-name="T1">sistemas</text:span><text:span text:style-name="T1"> </text:span><text:span text:style-name="T1">de</text:span><text:span text:style-name="T1"> </text:span><text:span text:style-name="T1">escopo</text:span><text:span text:style-name="T1"> </text:span><text:span text:style-name="T1">local</text:span><text:span text:style-name="T1"> </text:span><text:span text:style-name="T1">da</text:span><text:span text:style-name="T1"> </text:span><text:span text:style-name="T1">instituição</text:span><text:span text:style-name="T1"> </text:span><text:span text:style-name="T1">onde</text:span><text:span text:style-name="T1"> </text:span><text:span text:style-name="T1">o</text:span><text:span text:style-name="T1"> </text:span><text:span text:style-name="T1">cadastro</text:span><text:span text:style-name="T1"> </text:span><text:span text:style-name="T1">do</text:span><text:span text:style-name="T1"> </text:span><text:span text:style-name="T1">mesmo</text:span><text:span text:style-name="T1"> </text:span><text:span text:style-name="T1">foi</text:span><text:span text:style-name="T1"> </text:span><text:span text:style-name="T1">feito</text:span><text:span text:style-name="T1"> </text:span><text:span text:style-name="T1">seja</text:span><text:span text:style-name="T1"> </text:span><text:span text:style-name="T1">por</text:span><text:span text:style-name="T1"> </text:span><text:span text:style-name="T1">sistema</text:span><text:span text:style-name="T1"> </text:span><text:span text:style-name="T1">informatizado</text:span><text:span text:style-name="T1"> </text:span><text:span text:style-name="T1">ou</text:span><text:span text:style-name="T1"> </text:span><text:span text:style-name="T1">registro</text:span><text:span text:style-name="T1"> </text:span><text:span text:style-name="T1">em</text:span><text:span text:style-name="T1"> </text:span><text:span text:style-name="T1">documentação</text:span><text:span text:style-name="T1"> </text:span><text:span text:style-name="T1">física</text:span><text:span text:style-name="T1">. </text:span></text:p>
      <text:p text:style-name="P3"><text:span text:style-name="T1">Consequentemente</text:span><text:span text:style-name="T1"> </text:span><text:span text:style-name="T1">não</text:span><text:span text:style-name="T1"> </text:span><text:span text:style-name="T1">existe</text:span><text:span text:style-name="T1"> </text:span><text:span text:style-name="T1">nada</text:span><text:span text:style-name="T1"> </text:span><text:span text:style-name="T1">que</text:span><text:span text:style-name="T1"> </text:span><text:span text:style-name="T1">integre</text:span><text:span text:style-name="T1"> </text:span><text:span text:style-name="T1">essas</text:span><text:span text:style-name="T1"> “</text:span><text:span text:style-name="T1">ilhas</text:span><text:span text:style-name="T1">” </text:span><text:span text:style-name="T1">de</text:span><text:span text:style-name="T1"> </text:span><text:span text:style-name="T1">doadores</text:span><text:span text:style-name="T1"> </text:span><text:span text:style-name="T1">cadastrados</text:span><text:span text:style-name="T1">, </text:span><text:span text:style-name="T1">onde</text:span><text:span text:style-name="T1"> </text:span><text:span text:style-name="T1">o</text:span><text:span text:style-name="T1"> </text:span><text:span text:style-name="T1">banco</text:span><text:span text:style-name="T1"> </text:span><text:span text:style-name="T1">de</text:span><text:span text:style-name="T1"> </text:span><text:span text:style-name="T1">doadores</text:span><text:span text:style-name="T1"> </text:span><text:span text:style-name="T1">entres</text:span><text:span text:style-name="T1"> </text:span><text:span text:style-name="T1">diversos</text:span><text:span text:style-name="T1"> </text:span><text:span text:style-name="T1">hemocentros</text:span><text:span text:style-name="T1"> </text:span><text:span text:style-name="T1">e</text:span><text:span text:style-name="T1"> </text:span><text:span text:style-name="T1">hospitais</text:span><text:span text:style-name="T1"> </text:span><text:span text:style-name="T1">não</text:span><text:span text:style-name="T1"> </text:span><text:span text:style-name="T1">compartilhado</text:span><text:span text:style-name="T1"> </text:span><text:span text:style-name="T1">entre</text:span><text:span text:style-name="T1"> </text:span><text:span text:style-name="T1">estes</text:span><text:span text:style-name="T1">. </text:span><text:span text:style-name="T1">Agilizar</text:span><text:span text:style-name="T1"> </text:span><text:span text:style-name="T1">e</text:span><text:span text:style-name="T1"> </text:span><text:span text:style-name="T1">facilitar</text:span><text:span text:style-name="T1"> </text:span><text:span text:style-name="T1">esse</text:span><text:span text:style-name="T1"> </text:span><text:span text:style-name="T1">processo</text:span><text:span text:style-name="T1"> </text:span><text:span text:style-name="T1">consequentemente</text:span><text:span text:style-name="T1"> </text:span><text:span text:style-name="T1">o</text:span><text:span text:style-name="T1"> </text:span><text:span text:style-name="T1">tornando</text:span><text:span text:style-name="T1"> </text:span><text:span text:style-name="T1">menos</text:span><text:span text:style-name="T1"> </text:span><text:span text:style-name="T2">suscetível</text:span><text:span text:style-name="T1"> </text:span><text:span text:style-name="T1">a</text:span><text:span text:style-name="T1"> </text:span><text:span text:style-name="T1">erros</text:span><text:span text:style-name="T1"> </text:span><text:span text:style-name="T1">é</text:span><text:span text:style-name="T1"> </text:span><text:span text:style-name="T1">essencial</text:span><text:span text:style-name="T1">, </text:span><text:span text:style-name="T1">c</text:span><text:span text:style-name="T1">om</text:span><text:span text:style-name="T1"> </text:span><text:span text:style-name="T1">uso</text:span><text:span text:style-name="T1"> </text:span><text:span text:style-name="T1">de</text:span><text:span text:style-name="T1"> </text:span><text:span text:style-name="T1">técnicas</text:span><text:span text:style-name="T1"> </text:span><text:span text:style-name="T1">de</text:span><text:span text:style-name="T1"> </text:span><text:span text:style-name="T1">desenvolvimento</text:span><text:span text:style-name="T1"> </text:span><text:span text:style-name="T1">modernas</text:span><text:span text:style-name="T1"> </text:span><text:span text:style-name="T1">isso</text:span><text:span text:style-name="T1"> </text:span><text:span text:style-name="T1">se</text:span><text:span text:style-name="T1"> </text:span><text:span text:style-name="T1">torna</text:span><text:span text:style-name="T1"> </text:span><text:span text:style-name="T1">não</text:span><text:span text:style-name="T1"> </text:span><text:span text:style-name="T1">somente</text:span><text:span text:style-name="T1"> </text:span><text:span text:style-name="T1">possível</text:span><text:span text:style-name="T1"> </text:span><text:span text:style-name="T1">mas</text:span><text:span text:style-name="T1"> </text:span><text:span text:style-name="T1">também</text:span><text:span text:style-name="T1"> </text:span><text:span text:style-name="T1">se</text:span><text:span text:style-name="T1"> </text:span><text:span text:style-name="T1">torna</text:span><text:span text:style-name="T1"> </text:span><text:span text:style-name="T1">algo</text:span><text:span text:style-name="T1"> </text:span><text:span text:style-name="T1">mais</text:span><text:span text:style-name="T1"> </text:span><text:span text:style-name="T1">fácil</text:span><text:span text:style-name="T1"> </text:span><text:span text:style-name="T1">de</text:span><text:span text:style-name="T1"> </text:span><text:span text:style-name="T1">ser</text:span><text:span text:style-name="T1"> </text:span><text:span text:style-name="T1">resolvido</text:span><text:span text:style-name="T1"> </text:span><text:span text:style-name="T1">de</text:span><text:span text:style-name="T1"> </text:span><text:span text:style-name="T1">forma</text:span><text:span text:style-name="T1"> </text:span><text:span text:style-name="T1">coerente</text:span><text:span text:style-name="T1"> </text:span><text:span text:style-name="T1">e</text:span><text:span text:style-name="T1"> </text:span><text:span text:style-name="T1">rápida</text:span></text:p>
      <text:p text:style-name="P3"><text:span text:style-name="T1">O desenvolvimento ágil de software é a metodologia de desenvolvimento a ser escolhida nesse caso, o desenvolvimento ágil segue uma serie de princípios fundamentais declarados em um manifesto.</text:span><text:span text:style-name="T1"><text:note text:id="ftn1" text:note-class="footnote"><text:note-citation>1</text:note-citation><text:note-body><text:p text:style-name="P8"><text:span text:style-name="T3"><text:s/></text:span><text:span text:style-name="T4">"</text:span><text:span text:style-name="T4">Manifesto</text:span><text:span text:style-name="T4"> </text:span><text:span text:style-name="T4">for</text:span><text:span text:style-name="T4"> </text:span><text:span text:style-name="T4">Agile</text:span><text:span text:style-name="T4"> </text:span><text:span text:style-name="T4">Software</text:span><text:span text:style-name="T4"> </text:span><text:span text:style-name="T4">Development</text:span><text:span text:style-name="T4">." 2003. 24 </text:span><text:span text:style-name="T4">Jun</text:span><text:span text:style-name="T4">. 2012 &lt;</text:span><text:a xlink:type="simple" xlink:href="http://agilemanifesto.org/"><text:span text:style-name="T5">http</text:span></text:a><text:a xlink:type="simple" xlink:href="http://agilemanifesto.org/"><text:span text:style-name="T5">://</text:span></text:a><text:a xlink:type="simple" xlink:href="http://agilemanifesto.org/"><text:span text:style-name="T5">agilemanifesto</text:span></text:a><text:a xlink:type="simple" xlink:href="http://agilemanifesto.org/"><text:span text:style-name="T5">.</text:span></text:a><text:a xlink:type="simple" xlink:href="http://agilemanifesto.org/"><text:span text:style-name="T5">org</text:span></text:a><text:a xlink:type="simple" xlink:href="http://agilemanifesto.org/"><text:span text:style-name="T5">/</text:span></text:a><text:span text:style-name="T4">&gt;</text:span></text:p></text:note-body></text:note></text:span></text:p>
      <text:p text:style-name="P10">Desenvolver software pode ser comumente comparado com a confecção de um trabalho de arte pois este requer criatividade em seu projeto e grande habilidade para atingir a sua compleição. O software é frequentemente maleavel porem incoerente e se mantém incompleto permanentemente. O desenvolvimento ágil de software é baseado em mudanças fundamentais no processo desenvolvimento de software visionadas a muito.</text:p>
      <text:p text:style-name="P3"><text:span text:style-name="T1">Desenvolvimento</text:span><text:span text:style-name="T1"> </text:span><text:span text:style-name="T1">ágil</text:span><text:span text:style-name="T1"> </text:span><text:span text:style-name="T1">significa</text:span><text:span text:style-name="T1"> </text:span><text:span text:style-name="T1">uma</text:span><text:span text:style-name="T1"> </text:span><text:span text:style-name="T1">mudança</text:span><text:span text:style-name="T1"> </text:span><text:span text:style-name="T1">fundamental</text:span><text:span text:style-name="T1"> </text:span><text:span text:style-name="T1">em</text:span><text:span text:style-name="T1"> </text:span><text:span text:style-name="T1">como</text:span><text:span text:style-name="T1"> </text:span><text:span text:style-name="T1">gerenciamos</text:span><text:span text:style-name="T1"> </text:span><text:span text:style-name="T1">nossos</text:span><text:span text:style-name="T1"> </text:span><text:span text:style-name="T1">projetos</text:span><text:span text:style-name="T1">. </text:span><text:span text:style-name="T1">Pois</text:span><text:span text:style-name="T1"> </text:span><text:span text:style-name="T1">se</text:span><text:span text:style-name="T1"> </text:span><text:span text:style-name="T1">um</text:span><text:span text:style-name="T1"> </text:span><text:span text:style-name="T1">software</text:span><text:span text:style-name="T1"> </text:span><text:span text:style-name="T1">totalmente</text:span><text:span text:style-name="T1"> </text:span><text:span text:style-name="T1">funcional</text:span><text:span text:style-name="T1"> </text:span><text:span text:style-name="T1">é</text:span><text:span text:style-name="T1"> </text:span><text:span text:style-name="T1">o</text:span><text:span text:style-name="T1"> </text:span><text:soft-page-break/><text:span text:style-name="T1">resultado</text:span><text:span text:style-name="T1"> </text:span><text:span text:style-name="T1">em</text:span><text:span text:style-name="T1"> </text:span><text:span text:style-name="T1">busca</text:span><text:span text:style-name="T1"> </text:span><text:span text:style-name="T1">de</text:span><text:span text:style-name="T1"> </text:span><text:span text:style-name="T1">qual</text:span><text:span text:style-name="T1"> </text:span><text:span text:style-name="T1">trabalhamos</text:span><text:span text:style-name="T1">, </text:span><text:span text:style-name="T1">então</text:span><text:span text:style-name="T1"> </text:span><text:span text:style-name="T1">então</text:span><text:span text:style-name="T1"> </text:span><text:span text:style-name="T1">devemos</text:span><text:span text:style-name="T1"> </text:span><text:span text:style-name="T1">monitorar</text:span><text:span text:style-name="T1"> </text:span><text:span text:style-name="T1">nosso</text:span><text:span text:style-name="T1"> </text:span><text:span text:style-name="T1">progresso</text:span><text:span text:style-name="T1"> </text:span><text:span text:style-name="T1">baseado</text:span><text:span text:style-name="T1"> </text:span><text:span text:style-name="T1">em</text:span><text:span text:style-name="T1"> </text:span><text:span text:style-name="T1">que</text:span><text:span text:style-name="T1"> </text:span><text:span text:style-name="T1">temos</text:span><text:span text:style-name="T1"> </text:span><text:span text:style-name="T1">pronto</text:span><text:span text:style-name="T1"> </text:span><text:span text:style-name="T1">e</text:span><text:span text:style-name="T1"> </text:span><text:span text:style-name="T1">funcional</text:span><text:span text:style-name="T1"> </text:span><text:span text:style-name="T1">no</text:span><text:span text:style-name="T1"> </text:span><text:span text:style-name="T1">momento</text:span><text:span text:style-name="T1">.</text:span></text:p>
      <text:p text:style-name="P3"><text:span text:style-name="T1">No</text:span><text:span text:style-name="T1"> </text:span><text:span text:style-name="T1">desenvolvimento</text:span><text:span text:style-name="T1"> </text:span><text:span text:style-name="T1">de</text:span><text:span text:style-name="T1"> </text:span><text:span text:style-name="T1">software</text:span><text:span text:style-name="T1"> </text:span><text:span text:style-name="T1">ágil</text:span><text:span text:style-name="T1"> </text:span><text:span text:style-name="T1">nos</text:span><text:span text:style-name="T1"> </text:span><text:span text:style-name="T1">mudamos</text:span><text:span text:style-name="T1"> </text:span><text:span text:style-name="T1">nosso</text:span><text:span text:style-name="T1"> </text:span><text:span text:style-name="T1">processo</text:span><text:span text:style-name="T1"> </text:span><text:span text:style-name="T1">de</text:span><text:span text:style-name="T1"> </text:span><text:span text:style-name="T1">gerenciamento</text:span><text:span text:style-name="T1"> </text:span><text:span text:style-name="T1">do</text:span><text:span text:style-name="T1"> </text:span><text:span text:style-name="T1">projeto</text:span><text:span text:style-name="T1"> </text:span><text:span text:style-name="T1">para</text:span><text:span text:style-name="T1"> </text:span><text:span text:style-name="T1">um</text:span><text:span text:style-name="T1"> </text:span><text:span text:style-name="T1">no</text:span><text:span text:style-name="T1"> </text:span><text:span text:style-name="T1">qual</text:span><text:span text:style-name="T1"> </text:span><text:span text:style-name="T1">onde</text:span><text:span text:style-name="T1"> </text:span><text:span text:style-name="T1">obtemos</text:span><text:span text:style-name="T1"> </text:span><text:span text:style-name="T1">software</text:span><text:span text:style-name="T1"> </text:span><text:span text:style-name="T1">funcional</text:span><text:span text:style-name="T1"> </text:span><text:span text:style-name="T1">feito</text:span><text:span text:style-name="T1"> </text:span><text:span text:style-name="T1">um</text:span><text:span text:style-name="T1"> </text:span><text:span text:style-name="T1">pouco</text:span><text:span text:style-name="T1"> </text:span><text:span text:style-name="T1">de</text:span><text:span text:style-name="T1"> </text:span><text:span text:style-name="T1">cada</text:span><text:span text:style-name="T1"> </text:span><text:span text:style-name="T1">vez</text:span><text:span text:style-name="T1">.<text:tab/></text:span><text:span text:style-name="T1">Desenvolvimento</text:span><text:span text:style-name="T1"> </text:span><text:span text:style-name="T1">ágil</text:span><text:span text:style-name="T1"> </text:span><text:span text:style-name="T1">derruba</text:span><text:span text:style-name="T1"> </text:span><text:span text:style-name="T1">diversos</text:span><text:span text:style-name="T1"> </text:span><text:span text:style-name="T1">paradigmas</text:span><text:span text:style-name="T1"> </text:span><text:span text:style-name="T1">comparado</text:span><text:span text:style-name="T1"> </text:span><text:span text:style-name="T1">com</text:span><text:span text:style-name="T1"> </text:span><text:span text:style-name="T1">o</text:span><text:span text:style-name="T1"> </text:span><text:span text:style-name="T1">modo</text:span><text:span text:style-name="T1"> </text:span><text:span text:style-name="T1">de</text:span><text:span text:style-name="T1"> </text:span><text:span text:style-name="T1">desenvolvimento</text:span><text:span text:style-name="T1"> </text:span><text:span text:style-name="T1">que</text:span><text:span text:style-name="T1"> </text:span><text:span text:style-name="T1">era</text:span><text:span text:style-name="T1"> </text:span><text:span text:style-name="T1">utilizado</text:span><text:span text:style-name="T1"> </text:span><text:span text:style-name="T1">até</text:span><text:span text:style-name="T1"> </text:span><text:span text:style-name="T1">então</text:span><text:span text:style-name="T1">, </text:span><text:span text:style-name="T1">seguindo</text:span><text:span text:style-name="T1"> </text:span><text:span text:style-name="T1">seus</text:span><text:span text:style-name="T1"> </text:span><text:span text:style-name="T1">princípios</text:span><text:span text:style-name="T1"> </text:span><text:span text:style-name="T1">fundamentais</text:span><text:span text:style-name="T1">. <text:s/></text:span></text:p>
      <text:p text:style-name="P3"><text:span text:style-name="T1">É necessário e essencial nos dias de hoje utilizar o desenvolvimento ágil de software, pois este traz mudanças na forma como o software é desenvolvido mudando paradigmas do processo de desenvolvimento que vem nos acompanhado por décadas, onde o desenvolvimento tradicional tem fases e checkpoints bem definidos durante seu processo de desenvolvimento onde no final de cada fase algum objetivo é cumprido e algo é entregue. </text:span></text:p>
      <text:p text:style-name="P3"><text:span text:style-name="T1">O</text:span><text:span text:style-name="T1"> </text:span><text:span text:style-name="T1">desenvolvimento</text:span><text:span text:style-name="T1"> </text:span><text:span text:style-name="T1">ágil</text:span><text:span text:style-name="T1"> </text:span><text:span text:style-name="T1">tem</text:span><text:span text:style-name="T1"> </text:span><text:span text:style-name="T1">iterações</text:span><text:span text:style-name="T1"> </text:span><text:span text:style-name="T1">ao</text:span><text:span text:style-name="T1"> </text:span><text:span text:style-name="T1">invés</text:span><text:span text:style-name="T1"> </text:span><text:span text:style-name="T1">de</text:span><text:span text:style-name="T1"> </text:span><text:span text:style-name="T1">fases</text:span><text:span text:style-name="T1"> </text:span><text:span text:style-name="T1">onde</text:span><text:span text:style-name="T1"> no </text:span><text:span text:style-name="T1">final</text:span><text:span text:style-name="T1"> </text:span><text:span text:style-name="T1">de</text:span><text:span text:style-name="T1"> </text:span><text:span text:style-name="T1">cada</text:span><text:span text:style-name="T1"> </text:span><text:span text:style-name="T1">iteração</text:span><text:span text:style-name="T1"> </text:span><text:span text:style-name="T1">temos</text:span><text:span text:style-name="T1"> </text:span><text:span text:style-name="T1">código</text:span><text:span text:style-name="T1"> </text:span><text:span text:style-name="T1">funcional</text:span><text:span text:style-name="T1"> </text:span><text:span text:style-name="T1">que</text:span><text:span text:style-name="T1"> </text:span><text:span text:style-name="T1">pode</text:span><text:span text:style-name="T1"> </text:span><text:span text:style-name="T1">ser</text:span><text:span text:style-name="T1"> </text:span><text:span text:style-name="T1">usado</text:span><text:span text:style-name="T1"> </text:span><text:span text:style-name="T1">e</text:span><text:span text:style-name="T1"> </text:span><text:span text:style-name="T1">avaliado</text:span><text:span text:style-name="T1">, </text:span><text:span text:style-name="T1">podendo</text:span><text:span text:style-name="T1"> </text:span><text:span text:style-name="T1">responder</text:span><text:span text:style-name="T1"> </text:span><text:span text:style-name="T1">aos</text:span><text:span text:style-name="T1"> </text:span><text:span text:style-name="T1">requisitos</text:span><text:span text:style-name="T1"> </text:span><text:span text:style-name="T1">do</text:span><text:span text:style-name="T1"> </text:span><text:span text:style-name="T1">usuário</text:span><text:span text:style-name="T1"> </text:span><text:span text:style-name="T1">que</text:span><text:span text:style-name="T1"> </text:span><text:span text:style-name="T1">estão</text:span><text:span text:style-name="T1"> </text:span><text:span text:style-name="T1">sempre</text:span><text:span text:style-name="T1"> </text:span><text:span text:style-name="T1">mudando</text:span><text:span text:style-name="T1"> </text:span><text:span text:style-name="T1">e</text:span><text:span text:style-name="T1"> </text:span><text:span text:style-name="T1">evoluindo</text:span><text:span text:style-name="T1">.</text:span></text:p>
      <text:p text:style-name="P3"><text:span text:style-name="T1">Em</text:span><text:span text:style-name="T1"> </text:span><text:span text:style-name="T1">um</text:span><text:span text:style-name="T1"> </text:span><text:span text:style-name="T1">projeto</text:span><text:span text:style-name="T1"> </text:span><text:span text:style-name="T1">como</text:span><text:span text:style-name="T1"> </text:span><text:span text:style-name="T1">o</text:span><text:span text:style-name="T1"> </text:span><text:span text:style-name="T1">doando</text:span><text:span text:style-name="T1">.</text:span><text:span text:style-name="T1">se</text:span><text:span text:style-name="T1"> </text:span><text:span text:style-name="T1">a</text:span><text:span text:style-name="T1"> </text:span><text:span text:style-name="T1">capacidade</text:span><text:span text:style-name="T1"> </text:span><text:span text:style-name="T1">de</text:span><text:span text:style-name="T1"> </text:span><text:span text:style-name="T1">efetuar</text:span><text:span text:style-name="T1"> </text:span><text:span text:style-name="T1">mudanças</text:span><text:span text:style-name="T1"> </text:span><text:span text:style-name="T1">drásticas</text:span><text:span text:style-name="T1"> </text:span><text:span text:style-name="T1">e</text:span><text:span text:style-name="T1"> </text:span><text:span text:style-name="T1">a</text:span><text:span text:style-name="T1"> </text:span><text:span text:style-name="T1">flexibilidade</text:span><text:span text:style-name="T1"> </text:span><text:span text:style-name="T1">do</text:span><text:span text:style-name="T1"> </text:span><text:span text:style-name="T1">software</text:span><text:span text:style-name="T1"> </text:span><text:span text:style-name="T1">desenvolvido</text:span><text:span text:style-name="T1">, </text:span><text:span text:style-name="T1">podendo</text:span><text:span text:style-name="T1"> </text:span><text:span text:style-name="T1">se</text:span><text:span text:style-name="T1"> </text:span><text:span text:style-name="T1">adaptar</text:span><text:span text:style-name="T1"> </text:span><text:span text:style-name="T1">a</text:span><text:span text:style-name="T1"> </text:span><text:span text:style-name="T1">especificações</text:span><text:span text:style-name="T1"> </text:span><text:span text:style-name="T1">em</text:span><text:span text:style-name="T1"> </text:span><text:span text:style-name="T1">que</text:span><text:span text:style-name="T1"> </text:span><text:span text:style-name="T1">ate</text:span><text:span text:style-name="T1"> </text:span><text:span text:style-name="T1">mesmo</text:span><text:span text:style-name="T1"> </text:span><text:span text:style-name="T1">os</text:span><text:span text:style-name="T1"> </text:span><text:span text:style-name="T1">usuários</text:span><text:span text:style-name="T1"> </text:span><text:span text:style-name="T1">finais</text:span><text:span text:style-name="T1"> </text:span><text:span text:style-name="T1">deste</text:span><text:span text:style-name="T1"> </text:span><text:span text:style-name="T1">serviço</text:span><text:span text:style-name="T1"> </text:span><text:span text:style-name="T1">não</text:span><text:span text:style-name="T1"> </text:span><text:span text:style-name="T1">estão</text:span><text:span text:style-name="T1"> </text:span><text:span text:style-name="T1">certos</text:span><text:span text:style-name="T1"> </text:span><text:span text:style-name="T1">de</text:span><text:span text:style-name="T1"> </text:span><text:span text:style-name="T1">quais</text:span><text:span text:style-name="T1"> </text:span><text:span text:style-name="T1">serão,</text:span><text:span text:style-name="T1"> </text:span><text:span text:style-name="T1">é</text:span><text:span text:style-name="T1"> </text:span><text:span text:style-name="T1">essencial</text:span><text:span text:style-name="T1">.</text:span></text:p>
      <text:p text:style-name="P3"><text:span text:style-name="T1">Para</text:span><text:span text:style-name="T1"> </text:span><text:span text:style-name="T1">o</text:span><text:span text:style-name="T1"> </text:span><text:span text:style-name="T1">seu</text:span><text:span text:style-name="T1"> </text:span><text:span text:style-name="T1">desenvolvimento</text:span><text:span text:style-name="T1"> </text:span><text:span text:style-name="T1">com</text:span><text:span text:style-name="T1"> </text:span><text:span text:style-name="T1">sucesso</text:span><text:span text:style-name="T1">, </text:span><text:span text:style-name="T1">e</text:span><text:span text:style-name="T1"> </text:span><text:span text:style-name="T1">para</text:span><text:span text:style-name="T1"> </text:span><text:span text:style-name="T1">produzir</text:span><text:span text:style-name="T1"> </text:span><text:span text:style-name="T1">um</text:span><text:span text:style-name="T1"> </text:span><text:span text:style-name="T1">resultado</text:span><text:span text:style-name="T1"> </text:span><text:span text:style-name="T1">que</text:span><text:span text:style-name="T1"> </text:span><text:span text:style-name="T1">tenha</text:span><text:span text:style-name="T1"> </text:span><text:span text:style-name="T1">a</text:span><text:span text:style-name="T1"> </text:span><text:span text:style-name="T1">capacidade</text:span><text:span text:style-name="T1"> </text:span><text:span text:style-name="T1">de</text:span><text:span text:style-name="T1"> </text:span><text:span text:style-name="T1">tirar</text:span><text:span text:style-name="T1"> </text:span><text:span text:style-name="T1">parte</text:span><text:span text:style-name="T1"> </text:span><text:span text:style-name="T1">do</text:span><text:span text:style-name="T1"> </text:span><text:span text:style-name="T1">ineficiente</text:span><text:span text:style-name="T1"> </text:span><text:span text:style-name="T1">trabalho</text:span><text:span text:style-name="T1"> </text:span><text:span text:style-name="T1">burocrático</text:span><text:span text:style-name="T1"> </text:span><text:span text:style-name="T1">existente</text:span><text:span text:style-name="T1"> </text:span><text:span text:style-name="T1">nessas</text:span><text:span text:style-name="T1"> </text:span><text:span text:style-name="T1">instituições</text:span><text:span text:style-name="T1"> </text:span><text:span text:style-name="T1">de</text:span><text:span text:style-name="T1"> </text:span><text:span text:style-name="T1">saúde</text:span><text:span text:style-name="T1">, </text:span><text:span text:style-name="T1">porem</text:span><text:span text:style-name="T1"> </text:span><text:span text:style-name="T1">mantendo</text:span><text:span text:style-name="T1"> </text:span><text:span text:style-name="T1">a</text:span><text:span text:style-name="T1"> </text:span><text:span text:style-name="T1">capacidade</text:span><text:span text:style-name="T1"> </text:span><text:span text:style-name="T1">para</text:span><text:span text:style-name="T1"> </text:span><text:span text:style-name="T1">a</text:span><text:span text:style-name="T1"> </text:span><text:span text:style-name="T1">inclusão</text:span><text:span text:style-name="T1"> </text:span><text:span text:style-name="T1">facilitada</text:span><text:span text:style-name="T1"> </text:span><text:span text:style-name="T1">de</text:span><text:span text:style-name="T1"> </text:span><text:span text:style-name="T1">modificações</text:span><text:span text:style-name="T1"> </text:span><text:span text:style-name="T1">futuras</text:span><text:span text:style-name="T1">, </text:span><text:span text:style-name="T1">torna</text:span><text:span text:style-name="T1"> </text:span><text:span text:style-name="T1">o</text:span><text:span text:style-name="T1"> </text:span><text:span text:style-name="T1">desenvolvimento</text:span><text:span text:style-name="T1"> </text:span><text:span text:style-name="T1">ágil</text:span><text:span text:style-name="T1"> </text:span><text:span text:style-name="T1">de</text:span><text:span text:style-name="T1"> </text:span><text:span text:style-name="T1">software</text:span><text:span text:style-name="T1"> </text:span><text:span text:style-name="T1">a</text:span><text:span text:style-name="T1"> </text:span><text:span text:style-name="T1">metodologia</text:span><text:span text:style-name="T1"> </text:span><text:span text:style-name="T1">a</text:span><text:span text:style-name="T1"> </text:span><text:span text:style-name="T1">ser</text:span><text:span text:style-name="T1"> </text:span><text:span text:style-name="T1">escolhida</text:span><text:span text:style-name="T1"> </text:span><text:span text:style-name="T1">nesse</text:span><text:span text:style-name="T1"> </text:span><text:span text:style-name="T1">tipo</text:span><text:span text:style-name="T1"> </text:span><text:span text:style-name="T1">de</text:span><text:span text:style-name="T1"> </text:span><text:span text:style-name="T1">projeto</text:span><text:span text:style-name="T1">, </text:span><text:span text:style-name="T1">ou</text:span><text:span text:style-name="T1"> </text:span><text:span text:style-name="T1">em</text:span><text:span text:style-name="T1"> </text:span><text:span text:style-name="T1">qualquer</text:span><text:span text:style-name="T1"> </text:span><text:span text:style-name="T1">outro</text:span><text:span text:style-name="T1"> </text:span><text:span text:style-name="T1">onde</text:span><text:span text:style-name="T1"> </text:span><text:span text:style-name="T1">software</text:span><text:span text:style-name="T1"> </text:span><text:span text:style-name="T1">funcional</text:span><text:span text:style-name="T1"> </text:span><text:span text:style-name="T1">e</text:span><text:span text:style-name="T1"> </text:span><text:span text:style-name="T1">satisfação</text:span><text:span text:style-name="T1"> </text:span><text:span text:style-name="T1">e</text:span><text:span text:style-name="T1"> </text:span><text:span text:style-name="T1">adequação</text:span><text:span text:style-name="T1"> </text:span><text:span text:style-name="T1">aos</text:span><text:span text:style-name="T1"> </text:span><text:span text:style-name="T1">requisitos</text:span><text:span text:style-name="T1"> </text:span><text:span text:style-name="T1">do</text:span><text:span text:style-name="T1"> </text:span><text:span text:style-name="T1">usuário</text:span><text:span text:style-name="T1"> </text:span><text:span text:style-name="T1">são</text:span><text:span text:style-name="T1"> </text:span><text:span text:style-name="T1">mais</text:span><text:span text:style-name="T1"> </text:span><text:span text:style-name="T1">importantes</text:span><text:span text:style-name="T1"> </text:span><text:span text:style-name="T1">do</text:span><text:span text:style-name="T1"> </text:span><text:span text:style-name="T1">que</text:span><text:span text:style-name="T1"> </text:span><text:span text:style-name="T1">a</text:span><text:span text:style-name="T1"> </text:span><text:span text:style-name="T1">extensiva</text:span><text:span text:style-name="T1"> </text:span><text:span text:style-name="T1">documentação</text:span><text:span text:style-name="T1"> </text:span><text:span text:style-name="T1">de</text:span><text:span text:style-name="T1"> </text:span><text:span text:style-name="T1">um</text:span><text:span text:style-name="T1"> </text:span><text:span text:style-name="T1">software</text:span><text:span text:style-name="T1"> </text:span><text:span text:style-name="T1">imutável</text:span><text:span text:style-name="T1"> </text:span><text:span text:style-name="T1">e</text:span><text:span text:style-name="T1"> </text:span><text:span text:style-name="T2">insatisfatório</text:span><text:span text:style-name="T1">.</text:span></text:p>
      <text:p text:style-name="P4"/>
      <text:p text:style-name="P4"/>
      <text:p text:style-name="P5"/>
      <text:p text:style-name="P6"/>
      <text:p text:style-name="P12"/>
      <text:p text:style-name="P11"/>
      <text:p text:style-name="P11"/>
      <text:p text:style-name="P11"/>
      <text:p text:style-name="P7"><text:soft-page-break/><text:span text:style-name="T3">Introdução</text:span><text:span text:style-name="T3">: </text:span><text:span text:style-name="T3">Fale</text:span><text:span text:style-name="T3"> </text:span><text:span text:style-name="T3">sobre</text:span><text:span text:style-name="T3"> </text:span><text:span text:style-name="T3">a</text:span><text:span text:style-name="T3"> </text:span><text:span text:style-name="T3">necessidade</text:span><text:span text:style-name="T3"> </text:span><text:span text:style-name="T3">de</text:span><text:span text:style-name="T3"> </text:span><text:span text:style-name="T3">desenvolver</text:span><text:span text:style-name="T3"> </text:span><text:span text:style-name="T3">com</text:span><text:span text:style-name="T3"> </text:span><text:span text:style-name="T3">rapidez</text:span></text:p>
      <text:p text:style-name="P3"><text:span text:style-name="T3">Objetivo</text:span><text:span text:style-name="T3">: </text:span><text:span text:style-name="T3">Não</text:span><text:span text:style-name="T3"> </text:span><text:span text:style-name="T3">é</text:span><text:span text:style-name="T3"> </text:span><text:span text:style-name="T3">só</text:span><text:span text:style-name="T3"> </text:span><text:span text:style-name="T3">isso</text:span><text:span text:style-name="T3">, </text:span><text:span text:style-name="T3">a</text:span><text:span text:style-name="T3"> </text:span><text:span text:style-name="T3">ideia</text:span><text:span text:style-name="T3"> </text:span><text:span text:style-name="T3">central</text:span><text:span text:style-name="T3"> </text:span><text:span text:style-name="T3">é</text:span><text:span text:style-name="T3"> </text:span><text:span text:style-name="T3">o</text:span><text:span text:style-name="T3"> </text:span><text:span text:style-name="T3">desenvolvimento</text:span><text:span text:style-name="T3"> </text:span><text:span text:style-name="T3">ágil</text:span><text:span text:style-name="T3">.</text:span></text:p>
      <text:p text:style-name="P3"><text:span text:style-name="T3">Justificativa</text:span><text:span text:style-name="T3">: </text:span><text:span text:style-name="T3">E</text:span><text:span text:style-name="T3"> </text:span><text:span text:style-name="T3">o</text:span><text:span text:style-name="T3"> </text:span><text:span text:style-name="T3">desenvolvimento</text:span><text:span text:style-name="T3"> </text:span><text:span text:style-name="T3">ágil</text:span><text:span text:style-name="T3">?</text:span></text:p>
      <text:p text:style-name="P3"><text:span text:style-name="T3">Fundamentação</text:span><text:span text:style-name="T3"> </text:span><text:span text:style-name="T3">teórica</text:span><text:span text:style-name="T3">: </text:span><text:span text:style-name="T3">Não</text:span><text:span text:style-name="T3"> </text:span><text:span text:style-name="T3">falou</text:span><text:span text:style-name="T3"> </text:span><text:span text:style-name="T3">sobre</text:span><text:span text:style-name="T3"> </text:span><text:span text:style-name="T3">os</text:span><text:span text:style-name="T3"> </text:span><text:span text:style-name="T3">métodos</text:span><text:span text:style-name="T3"> </text:span><text:span text:style-name="T3">ágeis</text:span></text:p>
      <text:p text:style-name="P3"><text:span text:style-name="T3">Justifique</text:span><text:span text:style-name="T3"> </text:span><text:span text:style-name="T3">o</text:span><text:span text:style-name="T3"> </text:span><text:span text:style-name="T3">porquê</text:span><text:span text:style-name="T3"> </text:span><text:span text:style-name="T3">da</text:span><text:span text:style-name="T3"> </text:span><text:span text:style-name="T3">escolha</text:span><text:span text:style-name="T3"> </text:span><text:span text:style-name="T3">do</text:span><text:span text:style-name="T3"> </text:span><text:span text:style-name="T3">Ruby</text:span><text:span text:style-name="T3"> </text:span><text:span text:style-name="T3">para</text:span><text:span text:style-name="T3"> </text:span><text:span text:style-name="T3">abordar</text:span><text:span text:style-name="T3"> </text:span><text:span text:style-name="T3">o</text:span><text:span text:style-name="T3"> </text:span><text:span text:style-name="T3">tema</text:span><text:span text:style-name="T3"> </text:span><text:span text:style-name="T3">de</text:span><text:span text:style-name="T3"> </text:span><text:span text:style-name="T3">desenvolvimento</text:span><text:span text:style-name="T3"> </text:span><text:span text:style-name="T3">ágil</text:span><text:span text:style-name="T3">.</text:span></text:p>
      <text:p text:style-name="P3"><text:span text:style-name="T3">Estudo</text:span><text:span text:style-name="T3"> </text:span><text:span text:style-name="T3">de</text:span><text:span text:style-name="T3"> </text:span><text:span text:style-name="T3">caso</text:span><text:span text:style-name="T3">: </text:span><text:span text:style-name="T3">Coloque</text:span><text:span text:style-name="T3"> </text:span><text:span text:style-name="T3">aqui</text:span><text:span text:style-name="T3"> </text:span><text:span text:style-name="T3">o</text:span><text:span text:style-name="T3"> </text:span><text:span text:style-name="T3">objetivo</text:span><text:span text:style-name="T3"> </text:span><text:span text:style-name="T3">da</text:span><text:span text:style-name="T3"> </text:span><text:span text:style-name="T3">aplicação</text:span><text:span text:style-name="T3">.</text:span></text:p>
      <text:p text:style-name="P3"><text:span text:style-name="T3">Descrição</text:span><text:span text:style-name="T3"> </text:span><text:span text:style-name="T3">do</text:span><text:span text:style-name="T3"> </text:span><text:span text:style-name="T3">sistema</text:span><text:span text:style-name="T3">: </text:span><text:span text:style-name="T3">O</text:span><text:span text:style-name="T3"> </text:span><text:span text:style-name="T3">que</text:span><text:span text:style-name="T3"> </text:span><text:span text:style-name="T3">eu</text:span><text:span text:style-name="T3"> </text:span><text:span text:style-name="T3">consigo</text:span><text:span text:style-name="T3"> </text:span><text:span text:style-name="T3">fazer</text:span><text:span text:style-name="T3">? </text:span><text:span text:style-name="T3">colocar</text:span><text:span text:style-name="T3"> </text:span><text:span text:style-name="T3">as</text:span><text:span text:style-name="T3"> </text:span><text:span text:style-name="T3">figuras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arlos </dc:creator>
    <meta:editing-cycles>3</meta:editing-cycles>
    <dc:date>2012-06-24T13:52:29</dc:date>
    <meta:editing-duration>P0D</meta:editing-duration>
    <meta:document-statistic meta:table-count="0" meta:image-count="0" meta:object-count="0" meta:page-count="3" meta:paragraph-count="22" meta:word-count="694" meta:character-count="4550" meta:non-whitespace-character-count="3871"/>
  </office:meta>
</office:document-meta>
</file>